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type="double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style:text-underline-style="solid" style:text-underline-type="double" style:text-underline-width="auto" style:text-underline-color="font-color" fo:font-weight="bold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underline-style="solid" style:text-underline-type="double" style:text-underline-width="auto" style:text-underline-color="font-color" fo:font-weight="bold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underline-style="none" fo:font-weight="bold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style:text-underline-style="none" fo:font-weight="bol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Tier 2</text:p>
      <text:p text:style-name="P2"/>
      <text:p text:style-name="P3">Au choix :</text:p>
      <text:p text:style-name="P4"/>
      <text:p text:style-name="P4">Cuirasses de fer <text:span text:style-name="T1">: +2 d'armure pour l'infanterie d'assaut d'élite (Tier 2)</text:span></text:p>
      <text:p text:style-name="P4">Aviation blindée : fer : <text:span text:style-name="T1">+8 blindage pour l'aviation de Tier 2</text:span></text:p>
      <text:p text:style-name="P4">Coques de fer : <text:span text:style-name="T1">+10 de blindage pour les navires de Tier 2</text:span></text:p>
      <text:p text:style-name="P4">Industrie lourde : <text:span text:style-name="T1">-15% de coût de production des blindés et pièces d'artillerie de Tier 2</text:span></text:p>
      <text:p text:style-name="P4">Synchronisation des hélices : <text:span text:style-name="T1">+1 en portée tactique des navires de Tier 2</text:span></text:p>
      <text:p text:style-name="P4">Uniformisation de l'armée : <text:span text:style-name="T1">-10% de coût de production des unités d'infanterie régulière (Tout Tier)</text:span></text:p>
      <text:p text:style-name="P4">Standardisation des munitions : <text:span text:style-name="T1">-1 tour pour le ravitaillement par route</text:span></text:p>
      <text:p text:style-name="P4">Tactiques de relève d'infanterie : <text:span text:style-name="T1">+5% de reconstitution des unités d'infanterie régulière (Tout Tier)</text:span></text:p>
      <text:p text:style-name="P4">Entraînement à l'escrime : <text:span text:style-name="T1">+2 en Attaque en mêlée pour les unités d'infanterie régulière dotées de fusils à baïonnette.</text:span></text:p>
      <text:p text:style-name="P4">Consolidation des tranchées : <text:span text:style-name="T1">+2 en armure pour les unités d'infanterie situées dans des tranchées consolidés (Niveau 2 de fortification) minimum.</text:span></text:p>
      <text:p text:style-name="P4">Ressorts internes : <text:span text:style-name="T1">supprime les besoins de déploiement des mitrailleuses</text:span></text:p>
      <text:p text:style-name="P4">Techniques de camouflage : <text:span text:style-name="T1">-1 en portée de détection des tireurs d'élite</text:span></text:p>
      <text:p text:style-name="P4">Fusils d’ordonnance spéciaux : <text:span text:style-name="T1">les tireurs d'élite peuvent effectuer jusqu'à 3 salves par tour</text:span></text:p>
      <text:p text:style-name="P4">Entraînement basique à l'artillerie : <text:span text:style-name="T1">permet à toutes les unités d'infanterie régulière de se saisir et d'opérer des pièces d'artillerie de Tier 1</text:span></text:p>
      <text:p text:style-name="P4">Distribution de méthamphétamine : <text:span text:style-name="T1">+1 en portée tactique des unités d'infanterie régulière (Tout Tier)</text:span></text:p>
      <text:p text:style-name="P4">Moteur blindé : <text:span text:style-name="T1">diminue de 60% les probabilités que le moteur soit détruit chez les blindés de Tier 2</text:span></text:p>
      <text:p text:style-name="P4">Masques à gaz :<text:span text:style-name="T1"> diminue de 90% la mortalité des attaques au gaz dans l'infanterie (Tout Tier)</text:span></text:p>
      <text:p text:style-name="P4">Ceintures à désintégration : <text:span text:style-name="T1">+5 en munitions pour les chasseurs et les avions d'attaque au sol (Tier 2)</text:span></text:p>
      <text:p text:style-name="P4">Réservoir avancé : <text:span text:style-name="T1">+3 en carburant pour les aéronefs (Tout Tier)</text:span></text:p>
      <text:p text:style-name="P4"><text:span text:style-name="T1"/></text:p>
      <text:p text:style-name="P4"/>
      <text:p text:style-name="P3">Débloquées de facto :</text:p>
      <text:p text:style-name="P4">Chimie de guerre : <text:span text:style-name="T1">permet l'utilisation d'</text:span>Obus à gaz</text:p>
      <text:p text:style-name="P4">Thermite : <text:span text:style-name="T1">permet l'utilisation d'</text:span>Obus incendiaire (fatal pour l'infanterie)</text:p>
      <text:p text:style-name="P4">Artificiers avancés : <text:span text:style-name="T1">permet l'utilisation d'</text:span>Obus hautement explosif (+5 en DcB et DcI -5 en Précision)</text:p>
      <text:p text:style-name="P4">Modernisation : industrie lourde : <text:span text:style-name="T1">vous permet de produire des unités de Tier 3</text:span></text:p>
      <text:p text:style-name="P4">Valeurs militaires : <text:span text:style-name="T1">permet le recrutement de 2 unités héroïque simultanémen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ierre FARGEIX</meta:initial-creator>
    <meta:creation-date>2014-03-23T00:34:15.35</meta:creation-date>
    <dc:date>2014-03-30T19:48:47.98</dc:date>
    <dc:creator>Pierre FARGEIX</dc:creator>
    <meta:editing-duration>PT1H16M11S</meta:editing-duration>
    <meta:editing-cycles>6</meta:editing-cycles>
    <meta:generator>OpenOffice/4.0.1$Win32 OpenOffice.org_project/401m5$Build-9714</meta:generator>
    <meta:document-statistic meta:table-count="0" meta:image-count="0" meta:object-count="0" meta:page-count="1" meta:paragraph-count="27" meta:word-count="352" meta:character-count="2167"/>
  </office:meta>
</office:document-meta>
</file>